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&gt; # Read Desharnais77 public dataset from promise uottawa repository</text:p>
      <text:p text:style-name="Preformatted_20_Text">&gt; desharnais &lt;- read.table("desharnaisLogEffort77kaggleLang3only3.csv",</text:p>
      <text:p text:style-name="Preformatted_20_Text">+ <text:s text:c="25"/>sep = ",", header = TRUE)</text:p>
      <text:p text:style-name="Preformatted_20_Text">&gt; </text:p>
      <text:p text:style-name="Preformatted_20_Text">&gt; desha &lt;- subset(desharnais,Project!=38)</text:p>
      <text:p text:style-name="Preformatted_20_Text">&gt; # 0&lt; continue to remove 38 , 44, 66, 75 because not enough data in these projects</text:p>
      <text:p text:style-name="Preformatted_20_Text">&gt; desha &lt;- subset(desha,Project!=44)</text:p>
      <text:p text:style-name="Preformatted_20_Text">&gt; desha &lt;- subset(desha,Project!=66)</text:p>
      <text:p text:style-name="Preformatted_20_Text">&gt; desha &lt;- subset(desha,Project!=75)</text:p>
      <text:p text:style-name="Preformatted_20_Text">&gt; </text:p>
      <text:p text:style-name="Preformatted_20_Text">&gt; #has to specify as numeric</text:p>
      <text:p text:style-name="Preformatted_20_Text">&gt; desha$TeamExp&lt;-as.numeric(desha$TeamExp)</text:p>
      <text:p text:style-name="Preformatted_20_Text">&gt; desha$ManagerExp&lt;-as.numeric(desha$ManagerExp)</text:p>
      <text:p text:style-name="Preformatted_20_Text">&gt; </text:p>
      <text:p text:style-name="Preformatted_20_Text">&gt; # Keep only Project+Effor + 8 independent var, remove project, yearEnd, PointsNnAdjust</text:p>
      <text:p text:style-name="Preformatted_20_Text">&gt; desha &lt;- desha[,c(1,2,3,(5:8),(10:13))]</text:p>
      <text:p text:style-name="Preformatted_20_Text">&gt; ### randomly keep 4 project rows , remaining 71 rows, keep as Training set</text:p>
      <text:p text:style-name="Preformatted_20_Text">&gt; deshaTrain &lt;- subset(desha,Project!=1)</text:p>
      <text:p text:style-name="Preformatted_20_Text">&gt; deshaTrain &lt;- subset(deshaTrain,Project!=2)</text:p>
      <text:p text:style-name="Preformatted_20_Text">&gt; deshaTrain &lt;- subset(deshaTrain,Project!=3)</text:p>
      <text:p text:style-name="Preformatted_20_Text">&gt; deshaTrain &lt;- subset(deshaTrain,Project!=4)</text:p>
      <text:p text:style-name="Preformatted_20_Text">&gt; deshaTrain &lt;- subset(deshaTrain,Project!=5)</text:p>
      <text:p text:style-name="Preformatted_20_Text">&gt; deshaTrain &lt;- subset(deshaTrain,Project!=6)</text:p>
      <text:p text:style-name="Preformatted_20_Text">&gt; ### keep the 6 rows in Test dataset</text:p>
      <text:p text:style-name="Preformatted_20_Text">&gt; deshaTest &lt;- subset(desha,Project &lt; 7)</text:p>
      <text:p text:style-name="Preformatted_20_Text">&gt; </text:p>
      <text:p text:style-name="Preformatted_20_Text">&gt; ### remove first column Project from both Train and Test sets</text:p>
      <text:p text:style-name="Preformatted_20_Text">&gt; deshaTrain &lt;- deshaTrain[,c(2:11)]</text:p>
      <text:p text:style-name="Preformatted_20_Text">&gt; deshaTest &lt;- deshaTest[,c(2:11)]</text:p>
      <text:p text:style-name="Preformatted_20_Text">&gt; deshaTrainY = deshaTrain$Effort</text:p>
      <text:p text:style-name="Preformatted_20_Text">&gt; deshaTestY = deshaTest$Effort</text:p>
      <text:p text:style-name="Preformatted_20_Text">&gt; </text:p>
      <text:p text:style-name="Preformatted_20_Text">&gt; #remove Effort from X set</text:p>
      <text:p text:style-name="Preformatted_20_Text">&gt; deshaTrainX = deshaTrain[,c(1:3,5:10)]</text:p>
      <text:p text:style-name="Preformatted_20_Text">&gt; deshaTestX = deshaTest[,c(1:3,5:10)]</text:p>
      <text:p text:style-name="Preformatted_20_Text">&gt; </text:p>
      <text:p text:style-name="Preformatted_20_Text">&gt; solTestY = deshaTestY</text:p>
      <text:p text:style-name="Preformatted_20_Text">&gt; solTrainY = deshaTrainY</text:p>
      <text:p text:style-name="Preformatted_20_Text">&gt; solTrainX = deshaTrainX</text:p>
      <text:p text:style-name="Preformatted_20_Text">&gt; solTestX = deshaTestX</text:p>
      <text:p text:style-name="Preformatted_20_Text">&gt; solTrainXtrans = deshaTrainX</text:p>
      <text:p text:style-name="Preformatted_20_Text">&gt; solTestXtrans = deshaTestX</text:p>
      <text:p text:style-name="Preformatted_20_Text">&gt; library(AppliedPredictiveModeling)</text:p>
      <text:p text:style-name="Preformatted_20_Text">&gt; </text:p>
      <text:p text:style-name="Preformatted_20_Text">&gt; library(lattice)</text:p>
      <text:p text:style-name="Preformatted_20_Text">&gt; ### Some initial plots of the data</text:p>
      <text:p text:style-name="Preformatted_20_Text">&gt; </text:p>
      <text:p text:style-name="Preformatted_20_Text">&gt; xyplot(solTrainY ~ solTrainX$Entities, type = c("p", "g"),</text:p>
      <text:p text:style-name="Preformatted_20_Text">+ <text:s text:c="7"/>ylab = "Effort",</text:p>
      <text:p text:style-name="Preformatted_20_Text">+ <text:s text:c="7"/>main = "(a)",</text:p>
      <text:p text:style-name="Preformatted_20_Text">+ <text:s text:c="7"/>xlab = "Entities")</text:p>
      <text:p text:style-name="Preformatted_20_Text">&gt; </text:p>
      <text:p text:style-name="Preformatted_20_Text">&gt; xyplot(solTrainY ~ solTrainX$Transactions, type = c("p", "g"),</text:p>
      <text:p text:style-name="Preformatted_20_Text">+ <text:s text:c="7"/>ylab = "Effort",</text:p>
      <text:p text:style-name="Preformatted_20_Text">+ <text:s text:c="7"/>xlab = "Trans")</text:p>
      <text:p text:style-name="Preformatted_20_Text">&gt; </text:p>
      <text:p text:style-name="Preformatted_20_Text">&gt; library(caret)</text:p>
      <text:p text:style-name="Preformatted_20_Text">&gt; library(corrplot)</text:p>
      <text:p text:style-name="Preformatted_20_Text">&gt; corrplot::corrplot(cor(solTrainXtrans), </text:p>
      <text:p text:style-name="Preformatted_20_Text">+ <text:s text:c="19"/>order = "hclust", </text:p>
      <text:p text:style-name="Preformatted_20_Text">+ <text:s text:c="19"/>tl.cex = .8)</text:p>
      <text:p text:style-name="Preformatted_20_Text">&gt; </text:p>
      <text:p text:style-name="Preformatted_20_Text"><text:soft-page-break/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&gt; lmTune0 <text:s text:c="2"/>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:</text:p>
      <text:p text:style-name="Preformatted_20_Text"/>
      <text:p text:style-name="Preformatted_20_Text"><text:s text:c="2"/>RMSE <text:s text:c="9"/>Rsquared <text:s/>MAE <text:s text:c="8"/></text:p>
      <text:p text:style-name="Preformatted_20_Text"><text:s text:c="2"/>1.154525e-16 <text:s/>1 <text:s text:c="8"/>6.344132e-17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tooHigh &lt;- findCorrelation(cor(solTrainXtrans), .8)</text:p>
      <text:p text:style-name="Preformatted_20_Text">&gt; trainXfiltered &lt;- solTrainXtrans[, -tooHigh]</text:p>
      <text:p text:style-name="Preformatted_20_Text">&gt; testXfiltered <text:s/>&lt;- <text:s/>solTestXtrans[, -tooHigh]</text:p>
      <text:p text:style-name="Preformatted_20_Text">&gt; </text:p>
      <text:p text:style-name="Preformatted_20_Text">&gt; set.seed(100)</text:p>
      <text:p text:style-name="Preformatted_20_Text">&gt; lmTune &lt;- train(x = trainXfiltered, y = solTrainY,</text:p>
      <text:p text:style-name="Preformatted_20_Text">+ <text:s text:c="16"/>method = "lm",</text:p>
      <text:p text:style-name="Preformatted_20_Text">+ <text:s text:c="16"/>trControl = ctrl)</text:p>
      <text:p text:style-name="Preformatted_20_Text">&gt; </text:p>
      <text:p text:style-name="Preformatted_20_Text">&gt; lmTune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:</text:p>
      <text:p text:style-name="Preformatted_20_Text"/>
      <text:p text:style-name="Preformatted_20_Text"><text:s text:c="2"/>RMSE <text:s text:c="9"/>Rsquared <text:s/>MAE <text:s text:c="8"/></text:p>
      <text:p text:style-name="Preformatted_20_Text"><text:s text:c="2"/>1.785365e-16 <text:s/>1 <text:s text:c="8"/>1.041495e-16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### Save the test set results in a data frame <text:s text:c="16"/></text:p>
      <text:p text:style-name="Preformatted_20_Text">&gt; testResults &lt;- data.frame(obs = solTestY,</text:p>
      <text:p text:style-name="Preformatted_20_Text">+ <text:s text:c="26"/>Linear_Regression = predict(lmTune, testXfiltered))</text:p>
      <text:p text:style-name="Preformatted_20_Text">&gt; </text:p>
      <text:p text:style-name="Preformatted_20_Text">&gt; ### Section 6.4 Penalized Models</text:p>
      <text:p text:style-name="Preformatted_20_Text">&gt; ## There is now a simple ridge regression method.</text:p>
      <text:p text:style-name="Preformatted_20_Text">&gt; </text:p>
      <text:p text:style-name="Preformatted_20_Text">&gt; ridgeGrid &lt;- expand.grid(lambda = seq(0, .1, length = 15))</text:p>
      <text:p text:style-name="Preformatted_20_Text">&gt; </text:p>
      <text:p text:style-name="Preformatted_20_Text">&gt; set.seed(100)</text:p>
      <text:p text:style-name="Preformatted_20_Text">&gt; ridgeTune &lt;- train(x = solTrainXtrans, y = solTrainY,</text:p>
      <text:p text:style-name="Preformatted_20_Text">+ <text:s text:c="19"/>method = "ridge",</text:p>
      <text:p text:style-name="Preformatted_20_Text">+ <text:s text:c="19"/>tuneGrid = ridgeGrid,</text:p>
      <text:p text:style-name="Preformatted_20_Text">+ <text:s text:c="19"/>trControl = ctrl,</text:p>
      <text:p text:style-name="Preformatted_20_Text">+ <text:s text:c="19"/>preProc = c("center", "scale"))</text:p>
      <text:p text:style-name="Preformatted_20_Text"><text:soft-page-break/>&gt; ridgeTune</text:p>
      <text:p text:style-name="Preformatted_20_Text">Ridge Regression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lambda <text:s text:c="6"/>RMSE <text:s text:c="9"/>Rsquared <text:s text:c="2"/>MAE <text:s text:c="8"/></text:p>
      <text:p text:style-name="Preformatted_20_Text"><text:s text:c="2"/>0.000000000 <text:s/>4.216922e-14 <text:s/>1.0000000 <text:s/>3.270347e-14</text:p>
      <text:p text:style-name="Preformatted_20_Text"><text:s text:c="2"/>0.007142857 <text:s/>5.562243e-03 <text:s/>0.9997983 <text:s/>4.657646e-03</text:p>
      <text:p text:style-name="Preformatted_20_Text"><text:s text:c="2"/>0.014285714 <text:s/>1.059350e-02 <text:s/>0.9992769 <text:s/>8.866769e-03</text:p>
      <text:p text:style-name="Preformatted_20_Text"><text:s text:c="2"/>0.021428571 <text:s/>1.517880e-02 <text:s/>0.9985315 <text:s/>1.269841e-02</text:p>
      <text:p text:style-name="Preformatted_20_Text"><text:s text:c="2"/>0.028571429 <text:s/>1.938333e-02 <text:s/>0.9976300 <text:s/>1.621195e-02</text:p>
      <text:p text:style-name="Preformatted_20_Text"><text:s text:c="2"/>0.035714286 <text:s/>2.326026e-02 <text:s/>0.9966213 <text:s/>1.944845e-02</text:p>
      <text:p text:style-name="Preformatted_20_Text"><text:s text:c="2"/>0.042857143 <text:s/>2.685347e-02 <text:s/>0.9955411 <text:s/>2.244284e-02</text:p>
      <text:p text:style-name="Preformatted_20_Text"><text:s text:c="2"/>0.050000000 <text:s/>3.019952e-02 <text:s/>0.9944150 <text:s/>2.522500e-02</text:p>
      <text:p text:style-name="Preformatted_20_Text"><text:s text:c="2"/>0.057142857 <text:s/>3.332906e-02 <text:s/>0.9932621 <text:s/>2.782009e-02</text:p>
      <text:p text:style-name="Preformatted_20_Text"><text:s text:c="2"/>0.064285714 <text:s/>3.626801e-02 <text:s/>0.9920961 <text:s/>3.024941e-02</text:p>
      <text:p text:style-name="Preformatted_20_Text"><text:s text:c="2"/>0.071428571 <text:s/>3.903842e-02 <text:s/>0.9909271 <text:s/>3.253111e-02</text:p>
      <text:p text:style-name="Preformatted_20_Text"><text:s text:c="2"/>0.078571429 <text:s/>4.165915e-02 <text:s/>0.9897626 <text:s/>3.469166e-02</text:p>
      <text:p text:style-name="Preformatted_20_Text"><text:s text:c="2"/>0.085714286 <text:s/>4.414645e-02 <text:s/>0.9886078 <text:s/>3.674630e-02</text:p>
      <text:p text:style-name="Preformatted_20_Text"><text:s text:c="2"/>0.092857143 <text:s/>4.651435e-02 <text:s/>0.9874665 <text:s/>3.870548e-02</text:p>
      <text:p text:style-name="Preformatted_20_Text"><text:s text:c="2"/>0.100000000 <text:s/>4.877506e-02 <text:s/>0.9863415 <text:s/>4.057614e-02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lambda = 0.</text:p>
      <text:p text:style-name="Preformatted_20_Text">&gt; </text:p>
      <text:p text:style-name="Preformatted_20_Text">&gt; print(update(plot(ridgeTune), xlab = "Penalty"))</text:p>
      <text:p text:style-name="Preformatted_20_Text">&gt; </text:p>
      <text:p text:style-name="Preformatted_20_Text">&gt; enetGrid &lt;- expand.grid(lambda = c(0, 0.01, .1), </text:p>
      <text:p text:style-name="Preformatted_20_Text">+ <text:s text:c="24"/>fraction = seq(.05, 1, length = 20))</text:p>
      <text:p text:style-name="Preformatted_20_Text">&gt; set.seed(100)</text:p>
      <text:p text:style-name="Preformatted_20_Text">&gt; enetTune &lt;- train(x = solTrainXtrans, y = solTrainY,</text:p>
      <text:p text:style-name="Preformatted_20_Text">+ <text:s text:c="18"/>method = "enet",</text:p>
      <text:p text:style-name="Preformatted_20_Text">+ <text:s text:c="18"/>tuneGrid = enetGrid,</text:p>
      <text:p text:style-name="Preformatted_20_Text">+ <text:s text:c="18"/>trControl = ctrl,</text:p>
      <text:p text:style-name="Preformatted_20_Text">+ <text:s text:c="18"/>preProc = c("center", "scale"))</text:p>
      <text:p text:style-name="Preformatted_20_Text">&gt; enetTune</text:p>
      <text:p text:style-name="Preformatted_20_Text">Elasticne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lambda <text:s/>fraction <text:s/>RMSE <text:s text:c="9"/>Rsquared <text:s text:c="2"/>MAE <text:s text:c="8"/></text:p>
      <text:p text:style-name="Preformatted_20_Text"><text:s text:c="2"/>0.00 <text:s text:c="3"/>0.05 <text:s text:c="5"/>3.339413e-01 <text:s/>1.0000000 <text:s/>2.632845e-01</text:p>
      <text:p text:style-name="Preformatted_20_Text"><text:s text:c="2"/>0.00 <text:s text:c="3"/>0.10 <text:s text:c="5"/>3.163654e-01 <text:s/>1.0000000 <text:s/>2.494275e-01</text:p>
      <text:p text:style-name="Preformatted_20_Text"><text:s text:c="2"/>0.00 <text:s text:c="3"/>0.15 <text:s text:c="5"/>2.987896e-01 <text:s/>1.0000000 <text:s/>2.355704e-01</text:p>
      <text:p text:style-name="Preformatted_20_Text"><text:s text:c="2"/>0.00 <text:s text:c="3"/>0.20 <text:s text:c="5"/>2.812137e-01 <text:s/>1.0000000 <text:s/>2.217133e-01</text:p>
      <text:p text:style-name="Preformatted_20_Text"><text:s text:c="2"/>0.00 <text:s text:c="3"/>0.25 <text:s text:c="5"/>2.636379e-01 <text:s/>1.0000000 <text:s/>2.078562e-01</text:p>
      <text:p text:style-name="Preformatted_20_Text"><text:s text:c="2"/>0.00 <text:s text:c="3"/>0.30 <text:s text:c="5"/>2.460620e-01 <text:s/>1.0000000 <text:s/>1.939991e-01</text:p>
      <text:p text:style-name="Preformatted_20_Text"><text:s text:c="2"/>0.00 <text:s text:c="3"/>0.35 <text:s text:c="5"/>2.284861e-01 <text:s/>1.0000000 <text:s/>1.801421e-01</text:p>
      <text:p text:style-name="Preformatted_20_Text"><text:s text:c="2"/>0.00 <text:s text:c="3"/>0.40 <text:s text:c="5"/>2.109103e-01 <text:s/>1.0000000 <text:s/>1.662850e-01</text:p>
      <text:p text:style-name="Preformatted_20_Text"><text:s text:c="2"/>0.00 <text:s text:c="3"/>0.45 <text:s text:c="5"/>1.933344e-01 <text:s/>1.0000000 <text:s/>1.524279e-01</text:p>
      <text:p text:style-name="Preformatted_20_Text"><text:s text:c="2"/>0.00 <text:s text:c="3"/>0.50 <text:s text:c="5"/>1.757586e-01 <text:s/>1.0000000 <text:s/>1.385708e-01</text:p>
      <text:p text:style-name="Preformatted_20_Text"><text:s text:c="2"/>0.00 <text:s text:c="3"/>0.55 <text:s text:c="5"/>1.581827e-01 <text:s/>1.0000000 <text:s/>1.247137e-01</text:p>
      <text:p text:style-name="Preformatted_20_Text"><text:soft-page-break/><text:s text:c="2"/>0.00 <text:s text:c="3"/>0.60 <text:s text:c="5"/>1.406069e-01 <text:s/>1.0000000 <text:s/>1.108566e-01</text:p>
      <text:p text:style-name="Preformatted_20_Text"><text:s text:c="2"/>0.00 <text:s text:c="3"/>0.65 <text:s text:c="5"/>1.230310e-01 <text:s/>1.0000000 <text:s/>9.699957e-02</text:p>
      <text:p text:style-name="Preformatted_20_Text"><text:s text:c="2"/>0.00 <text:s text:c="3"/>0.70 <text:s text:c="5"/>1.054551e-01 <text:s/>1.0000000 <text:s/>8.314249e-02</text:p>
      <text:p text:style-name="Preformatted_20_Text"><text:s text:c="2"/>0.00 <text:s text:c="3"/>0.75 <text:s text:c="5"/>8.787928e-02 <text:s/>1.0000000 <text:s/>6.928540e-02</text:p>
      <text:p text:style-name="Preformatted_20_Text"><text:s text:c="2"/>0.00 <text:s text:c="3"/>0.80 <text:s text:c="5"/>7.030343e-02 <text:s/>1.0000000 <text:s/>5.542832e-02</text:p>
      <text:p text:style-name="Preformatted_20_Text"><text:s text:c="2"/>0.00 <text:s text:c="3"/>0.85 <text:s text:c="5"/>5.272757e-02 <text:s/>1.0000000 <text:s/>4.157124e-02</text:p>
      <text:p text:style-name="Preformatted_20_Text"><text:s text:c="2"/>0.00 <text:s text:c="3"/>0.90 <text:s text:c="5"/>3.515171e-02 <text:s/>1.0000000 <text:s/>2.771416e-02</text:p>
      <text:p text:style-name="Preformatted_20_Text"><text:s text:c="2"/>0.00 <text:s text:c="3"/>0.95 <text:s text:c="5"/>1.757586e-02 <text:s/>1.0000000 <text:s/>1.385708e-02</text:p>
      <text:p text:style-name="Preformatted_20_Text"><text:s text:c="2"/>0.00 <text:s text:c="3"/>1.00 <text:s text:c="5"/>4.216922e-14 <text:s/>1.0000000 <text:s/>3.270347e-14</text:p>
      <text:p text:style-name="Preformatted_20_Text"><text:s text:c="2"/>0.01 <text:s text:c="3"/>0.05 <text:s text:c="5"/>3.332027e-01 <text:s/>1.0000000 <text:s/>2.627014e-01</text:p>
      <text:p text:style-name="Preformatted_20_Text"><text:s text:c="2"/>0.01 <text:s text:c="3"/>0.10 <text:s text:c="5"/>3.148882e-01 <text:s/>1.0000000 <text:s/>2.482613e-01</text:p>
      <text:p text:style-name="Preformatted_20_Text"><text:s text:c="2"/>0.01 <text:s text:c="3"/>0.15 <text:s text:c="5"/>2.965738e-01 <text:s/>1.0000000 <text:s/>2.338211e-01</text:p>
      <text:p text:style-name="Preformatted_20_Text"><text:s text:c="2"/>0.01 <text:s text:c="3"/>0.20 <text:s text:c="5"/>2.782593e-01 <text:s/>1.0000000 <text:s/>2.193809e-01</text:p>
      <text:p text:style-name="Preformatted_20_Text"><text:s text:c="2"/>0.01 <text:s text:c="3"/>0.25 <text:s text:c="5"/>2.599449e-01 <text:s/>1.0000000 <text:s/>2.049408e-01</text:p>
      <text:p text:style-name="Preformatted_20_Text"><text:s text:c="2"/>0.01 <text:s text:c="3"/>0.30 <text:s text:c="5"/>2.416304e-01 <text:s/>1.0000000 <text:s/>1.905006e-01</text:p>
      <text:p text:style-name="Preformatted_20_Text"><text:s text:c="2"/>0.01 <text:s text:c="3"/>0.35 <text:s text:c="5"/>2.233160e-01 <text:s/>1.0000000 <text:s/>1.760604e-01</text:p>
      <text:p text:style-name="Preformatted_20_Text"><text:s text:c="2"/>0.01 <text:s text:c="3"/>0.40 <text:s text:c="5"/>2.050015e-01 <text:s/>1.0000000 <text:s/>1.616203e-01</text:p>
      <text:p text:style-name="Preformatted_20_Text"><text:s text:c="2"/>0.01 <text:s text:c="3"/>0.45 <text:s text:c="5"/>1.866871e-01 <text:s/>1.0000000 <text:s/>1.471801e-01</text:p>
      <text:p text:style-name="Preformatted_20_Text"><text:s text:c="2"/>0.01 <text:s text:c="3"/>0.50 <text:s text:c="5"/>1.683726e-01 <text:s/>1.0000000 <text:s/>1.327399e-01</text:p>
      <text:p text:style-name="Preformatted_20_Text"><text:s text:c="2"/>0.01 <text:s text:c="3"/>0.55 <text:s text:c="5"/>1.500582e-01 <text:s/>1.0000000 <text:s/>1.182998e-01</text:p>
      <text:p text:style-name="Preformatted_20_Text"><text:s text:c="2"/>0.01 <text:s text:c="3"/>0.60 <text:s text:c="5"/>1.317437e-01 <text:s/>1.0000000 <text:s/>1.038596e-01</text:p>
      <text:p text:style-name="Preformatted_20_Text"><text:s text:c="2"/>0.01 <text:s text:c="3"/>0.65 <text:s text:c="5"/>1.134293e-01 <text:s/>1.0000000 <text:s/>8.941943e-02</text:p>
      <text:p text:style-name="Preformatted_20_Text"><text:s text:c="2"/>0.01 <text:s text:c="3"/>0.70 <text:s text:c="5"/>9.511485e-02 <text:s/>1.0000000 <text:s/>7.497926e-02</text:p>
      <text:p text:style-name="Preformatted_20_Text"><text:s text:c="2"/>0.01 <text:s text:c="3"/>0.75 <text:s text:c="5"/>7.680040e-02 <text:s/>1.0000000 <text:s/>6.053909e-02</text:p>
      <text:p text:style-name="Preformatted_20_Text"><text:s text:c="2"/>0.01 <text:s text:c="3"/>0.80 <text:s text:c="5"/>5.848595e-02 <text:s/>1.0000000 <text:s/>4.609892e-02</text:p>
      <text:p text:style-name="Preformatted_20_Text"><text:s text:c="2"/>0.01 <text:s text:c="3"/>0.85 <text:s text:c="5"/>4.017150e-02 <text:s/>1.0000000 <text:s/>3.165876e-02</text:p>
      <text:p text:style-name="Preformatted_20_Text"><text:s text:c="2"/>0.01 <text:s text:c="3"/>0.90 <text:s text:c="5"/>2.185705e-02 <text:s/>1.0000000 <text:s/>1.721859e-02</text:p>
      <text:p text:style-name="Preformatted_20_Text"><text:s text:c="2"/>0.01 <text:s text:c="3"/>0.95 <text:s text:c="5"/>4.813507e-03 <text:s/>0.9999863 <text:s/>3.760524e-03</text:p>
      <text:p text:style-name="Preformatted_20_Text"><text:s text:c="2"/>0.01 <text:s text:c="3"/>1.00 <text:s text:c="5"/>7.633040e-03 <text:s/>0.9996220 <text:s/>6.390769e-03</text:p>
      <text:p text:style-name="Preformatted_20_Text"><text:s text:c="2"/>0.10 <text:s text:c="3"/>0.05 <text:s text:c="5"/>3.292969e-01 <text:s/>1.0000000 <text:s/>2.596219e-01</text:p>
      <text:p text:style-name="Preformatted_20_Text"><text:s text:c="2"/>0.10 <text:s text:c="3"/>0.10 <text:s text:c="5"/>3.070767e-01 <text:s/>1.0000000 <text:s/>2.421021e-01</text:p>
      <text:p text:style-name="Preformatted_20_Text"><text:s text:c="2"/>0.10 <text:s text:c="3"/>0.15 <text:s text:c="5"/>2.848565e-01 <text:s/>1.0000000 <text:s/>2.245823e-01</text:p>
      <text:p text:style-name="Preformatted_20_Text"><text:s text:c="2"/>0.10 <text:s text:c="3"/>0.20 <text:s text:c="5"/>2.626363e-01 <text:s/>1.0000000 <text:s/>2.070626e-01</text:p>
      <text:p text:style-name="Preformatted_20_Text"><text:s text:c="2"/>0.10 <text:s text:c="3"/>0.25 <text:s text:c="5"/>2.404161e-01 <text:s/>1.0000000 <text:s/>1.895428e-01</text:p>
      <text:p text:style-name="Preformatted_20_Text"><text:s text:c="2"/>0.10 <text:s text:c="3"/>0.30 <text:s text:c="5"/>2.181959e-01 <text:s/>1.0000000 <text:s/>1.720231e-01</text:p>
      <text:p text:style-name="Preformatted_20_Text"><text:s text:c="2"/>0.10 <text:s text:c="3"/>0.35 <text:s text:c="5"/>1.959757e-01 <text:s/>1.0000000 <text:s/>1.545033e-01</text:p>
      <text:p text:style-name="Preformatted_20_Text"><text:s text:c="2"/>0.10 <text:s text:c="3"/>0.40 <text:s text:c="5"/>1.737555e-01 <text:s/>1.0000000 <text:s/>1.369835e-01</text:p>
      <text:p text:style-name="Preformatted_20_Text"><text:s text:c="2"/>0.10 <text:s text:c="3"/>0.45 <text:s text:c="5"/>1.515353e-01 <text:s/>1.0000000 <text:s/>1.194638e-01</text:p>
      <text:p text:style-name="Preformatted_20_Text"><text:s text:c="2"/>0.10 <text:s text:c="3"/>0.50 <text:s text:c="5"/>1.293151e-01 <text:s/>1.0000000 <text:s/>1.019440e-01</text:p>
      <text:p text:style-name="Preformatted_20_Text"><text:s text:c="2"/>0.10 <text:s text:c="3"/>0.55 <text:s text:c="5"/>1.070949e-01 <text:s/>1.0000000 <text:s/>8.442425e-02</text:p>
      <text:p text:style-name="Preformatted_20_Text"><text:s text:c="2"/>0.10 <text:s text:c="3"/>0.60 <text:s text:c="5"/>8.487468e-02 <text:s/>1.0000000 <text:s/>6.690449e-02</text:p>
      <text:p text:style-name="Preformatted_20_Text"><text:s text:c="2"/>0.10 <text:s text:c="3"/>0.65 <text:s text:c="5"/>6.265447e-02 <text:s/>1.0000000 <text:s/>4.938473e-02</text:p>
      <text:p text:style-name="Preformatted_20_Text"><text:s text:c="2"/>0.10 <text:s text:c="3"/>0.70 <text:s text:c="5"/>4.361343e-02 <text:s/>0.9997811 <text:s/>3.393028e-02</text:p>
      <text:p text:style-name="Preformatted_20_Text"><text:s text:c="2"/>0.10 <text:s text:c="3"/>0.75 <text:s text:c="5"/>3.280249e-02 <text:s/>0.9987295 <text:s/>2.593858e-02</text:p>
      <text:p text:style-name="Preformatted_20_Text"><text:s text:c="2"/>0.10 <text:s text:c="3"/>0.80 <text:s text:c="5"/>2.914727e-02 <text:s/>0.9972111 <text:s/>2.354432e-02</text:p>
      <text:p text:style-name="Preformatted_20_Text"><text:s text:c="2"/>0.10 <text:s text:c="3"/>0.85 <text:s text:c="5"/>3.142671e-02 <text:s/>0.9950588 <text:s/>2.570758e-02</text:p>
      <text:p text:style-name="Preformatted_20_Text"><text:s text:c="2"/>0.10 <text:s text:c="3"/>0.90 <text:s text:c="5"/>3.813369e-02 <text:s/>0.9920184 <text:s/>3.162054e-02</text:p>
      <text:p text:style-name="Preformatted_20_Text"><text:s text:c="2"/>0.10 <text:s text:c="3"/>0.95 <text:s text:c="5"/>4.508245e-02 <text:s/>0.9886158 <text:s/>3.742772e-02</text:p>
      <text:p text:style-name="Preformatted_20_Text"><text:s text:c="2"/>0.10 <text:s text:c="3"/>1.00 <text:s text:c="5"/>4.877506e-02 <text:s/>0.9863415 <text:s/>4.057614e-02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fraction = 1 and lambda = 0.</text:p>
      <text:p text:style-name="Preformatted_20_Text">&gt; </text:p>
      <text:p text:style-name="Preformatted_20_Text">&gt; plot(enetTune)</text:p>
      <text:p text:style-name="Preformatted_20_Text">&gt; </text:p>
      <text:p text:style-name="Preformatted_20_Text">&gt; testResults$Enet &lt;- predict(enetTune, solTestXtrans)</text:p>
      <text:p text:style-name="Preformatted_20_Text">&gt; ### Section 6.3 Partial Least Squares</text:p>
      <text:p text:style-name="Preformatted_20_Text">&gt; </text:p>
      <text:p text:style-name="Preformatted_20_Text">&gt; ## Run PLS and PCR on solubility data and compare results</text:p>
      <text:p text:style-name="Preformatted_20_Text">&gt; # removed tune grid ncomp =... to use default , max number of components</text:p>
      <text:p text:style-name="Preformatted_20_Text">&gt; set.seed(100)</text:p>
      <text:p text:style-name="Preformatted_20_Text">&gt; plsTune &lt;- train(x = solTrainXtrans, y = solTrainY,</text:p>
      <text:p text:style-name="Preformatted_20_Text">+ <text:s text:c="17"/>method = "pls",</text:p>
      <text:p text:style-name="Preformatted_20_Text">+ <text:s text:c="17"/>trControl = ctrl)</text:p>
      <text:p text:style-name="Preformatted_20_Text"><text:soft-page-break/>&gt; plsTune</text:p>
      <text:p text:style-name="Preformatted_20_Text">Partial Least Squares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828799 <text:s/>0.5225852 <text:s/>0.2153427</text:p>
      <text:p text:style-name="Preformatted_20_Text"><text:s text:c="2"/>2 <text:s text:c="5"/>0.2716717 <text:s/>0.5011331 <text:s/>0.2176939</text:p>
      <text:p text:style-name="Preformatted_20_Text"><text:s text:c="2"/>3 <text:s text:c="5"/>0.2623488 <text:s/>0.4936769 <text:s/>0.2118643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3.</text:p>
      <text:p text:style-name="Preformatted_20_Text">&gt; </text:p>
      <text:p text:style-name="Preformatted_20_Text">&gt; testResults$PLS &lt;- predict(plsTune, solTestXtrans)</text:p>
      <text:p text:style-name="Preformatted_20_Text">&gt; </text:p>
      <text:p text:style-name="Preformatted_20_Text">&gt; set.seed(100)</text:p>
      <text:p text:style-name="Preformatted_20_Text">&gt; pcrTune &lt;- train(x = solTrainXtrans, y = solTrainY,</text:p>
      <text:p text:style-name="Preformatted_20_Text">+ <text:s text:c="17"/>method = "pcr",</text:p>
      <text:p text:style-name="Preformatted_20_Text">+ <text:s text:c="17"/>trControl = ctrl)</text:p>
      <text:p text:style-name="Preformatted_20_Text">&gt; pcrTune <text:s text:c="6"/></text:p>
      <text:p text:style-name="Preformatted_20_Text">Principal Component Analysis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881661 <text:s/>0.5163630 <text:s/>0.2170697</text:p>
      <text:p text:style-name="Preformatted_20_Text"><text:s text:c="2"/>2 <text:s text:c="5"/>0.2723553 <text:s/>0.5008874 <text:s/>0.2180443</text:p>
      <text:p text:style-name="Preformatted_20_Text"><text:s text:c="2"/>3 <text:s text:c="5"/>0.2641629 <text:s/>0.4895954 <text:s/>0.2123074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3.</text:p>
      <text:p text:style-name="Preformatted_20_Text">&gt; </text:p>
      <text:p text:style-name="Preformatted_20_Text">&gt; </text:p>
      <text:p text:style-name="Preformatted_20_Text">&gt; plsResamples &lt;- plsTune$results</text:p>
      <text:p text:style-name="Preformatted_20_Text">&gt; plsResamples$Model &lt;- "PLS"</text:p>
      <text:p text:style-name="Preformatted_20_Text">&gt; pcrResamples &lt;- pcrTune$results</text:p>
      <text:p text:style-name="Preformatted_20_Text">&gt; pcrResamples$Model &lt;- "PCR"</text:p>
      <text:p text:style-name="Preformatted_20_Text">&gt; plsPlotData &lt;- rbind(plsResamples, pcrResamples)</text:p>
      <text:p text:style-name="Preformatted_20_Text">&gt; </text:p>
      <text:p text:style-name="Preformatted_20_Text">&gt; xyplot(RMSE ~ ncomp,</text:p>
      <text:p text:style-name="Preformatted_20_Text">+ <text:s text:c="7"/>data = plsPlotData,</text:p>
      <text:p text:style-name="Preformatted_20_Text">+ <text:s text:c="7"/>#aspect = 1,</text:p>
      <text:p text:style-name="Preformatted_20_Text">+ <text:s text:c="7"/>xlab = "# Components",</text:p>
      <text:p text:style-name="Preformatted_20_Text">+ <text:s text:c="7"/>ylab = "RMSE (Cross-Validation)",</text:p>
      <text:p text:style-name="Preformatted_20_Text">+ <text:s text:c="7"/>auto.key = list(columns = 2),</text:p>
      <text:p text:style-name="Preformatted_20_Text">+ <text:s text:c="7"/>groups = Model,</text:p>
      <text:p text:style-name="Preformatted_20_Text">+ <text:s text:c="7"/>type = c("o", "g"))</text:p>
      <text:p text:style-name="Preformatted_20_Text">&gt; </text:p>
      <text:p text:style-name="Preformatted_20_Text">&gt; plsImp &lt;- varImp(plsTune, scale = FALSE)</text:p>
      <text:p text:style-name="Preformatted_20_Text">&gt; plot(plsImp, top = 25, scales = list(y = list(cex = .95)))</text:p>
      <text:p text:style-name="Preformatted_20_Text">&gt; library(caret)</text:p>
      <text:p text:style-name="Preformatted_20_Text">&gt; set.seed(100)</text:p>
      <text:p text:style-name="Preformatted_20_Text"><text:soft-page-break/>&gt; indx &lt;- createFolds(solTrainY, returnTrain = TRUE)</text:p>
      <text:p text:style-name="Preformatted_20_Text">&gt; ctrl &lt;- trainControl(method = "cv", index = indx)</text:p>
      <text:p text:style-name="Preformatted_20_Text">&gt; </text:p>
      <text:p text:style-name="Preformatted_20_Text">&gt; ### Section 7.3 Support Vector Machines</text:p>
      <text:p text:style-name="Preformatted_20_Text">&gt; </text:p>
      <text:p text:style-name="Preformatted_20_Text">&gt; ## In a recent update to caret, the method to estimate the</text:p>
      <text:p text:style-name="Preformatted_20_Text">&gt; ## sigma parameter was slightly changed. These results will</text:p>
      <text:p text:style-name="Preformatted_20_Text">&gt; ## slightly differ from the text for that reason.</text:p>
      <text:p text:style-name="Preformatted_20_Text">&gt; </text:p>
      <text:p text:style-name="Preformatted_20_Text">&gt; set.seed(100)</text:p>
      <text:p text:style-name="Preformatted_20_Text">&gt; svmRTune &lt;- train(x = solTrainXtrans, y = solTrainY,</text:p>
      <text:p text:style-name="Preformatted_20_Text">+ <text:s text:c="18"/>method = "svmRadial",</text:p>
      <text:p text:style-name="Preformatted_20_Text">+ <text:s text:c="18"/>preProc = c("center", "scale"),</text:p>
      <text:p text:style-name="Preformatted_20_Text">+ <text:s text:c="18"/>tuneLength = 14,</text:p>
      <text:p text:style-name="Preformatted_20_Text">+ <text:s text:c="18"/>trControl = ctrl)</text:p>
      <text:p text:style-name="Preformatted_20_Text">&gt; svmRTune</text:p>
      <text:p text:style-name="Preformatted_20_Text">Support Vector Machines with Radial Basis Function Kernel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 <text:s text:c="7"/>RMSE <text:s text:c="6"/>Rsquared <text:s text:c="2"/>MAE <text:s text:c="6"/></text:p>
      <text:p text:style-name="Preformatted_20_Text"><text:s text:c="5"/>0.25 <text:s/>0.1957547 <text:s/>0.8159158 <text:s/>0.14099060</text:p>
      <text:p text:style-name="Preformatted_20_Text"><text:s text:c="5"/>0.50 <text:s/>0.1560753 <text:s/>0.8582095 <text:s/>0.10935385</text:p>
      <text:p text:style-name="Preformatted_20_Text"><text:s text:c="5"/>1.00 <text:s/>0.1415256 <text:s/>0.8724879 <text:s/>0.09889119</text:p>
      <text:p text:style-name="Preformatted_20_Text"><text:s text:c="5"/>2.00 <text:s/>0.1300548 <text:s/>0.8774290 <text:s/>0.09171007</text:p>
      <text:p text:style-name="Preformatted_20_Text"><text:s text:c="5"/>4.00 <text:s/>0.1283032 <text:s/>0.8782875 <text:s/>0.09078282</text:p>
      <text:p text:style-name="Preformatted_20_Text"><text:s text:c="5"/>8.00 <text:s/>0.1283032 <text:s/>0.8782875 <text:s/>0.09078282</text:p>
      <text:p text:style-name="Preformatted_20_Text"><text:s text:c="4"/>16.00 <text:s/>0.1283032 <text:s/>0.8782875 <text:s/>0.09078282</text:p>
      <text:p text:style-name="Preformatted_20_Text"><text:s text:c="4"/>32.00 <text:s/>0.1283032 <text:s/>0.8782875 <text:s/>0.09078282</text:p>
      <text:p text:style-name="Preformatted_20_Text"><text:s text:c="4"/>64.00 <text:s/>0.1283032 <text:s/>0.8782875 <text:s/>0.09078282</text:p>
      <text:p text:style-name="Preformatted_20_Text"><text:s text:c="3"/>128.00 <text:s/>0.1283032 <text:s/>0.8782875 <text:s/>0.09078282</text:p>
      <text:p text:style-name="Preformatted_20_Text"><text:s text:c="3"/>256.00 <text:s/>0.1283032 <text:s/>0.8782875 <text:s/>0.09078282</text:p>
      <text:p text:style-name="Preformatted_20_Text"><text:s text:c="3"/>512.00 <text:s/>0.1283032 <text:s/>0.8782875 <text:s/>0.09078282</text:p>
      <text:p text:style-name="Preformatted_20_Text"><text:s text:c="2"/>1024.00 <text:s/>0.1283032 <text:s/>0.8782875 <text:s/>0.09078282</text:p>
      <text:p text:style-name="Preformatted_20_Text"><text:s text:c="2"/>2048.00 <text:s/>0.1283032 <text:s/>0.8782875 <text:s/>0.09078282</text:p>
      <text:p text:style-name="Preformatted_20_Text"/>
      <text:p text:style-name="Preformatted_20_Text">Tuning parameter 'sigma' was held constant at a value of 0.1073897</text:p>
      <text:p text:style-name="Preformatted_20_Text">RMSE was used to select the optimal model using the smallest value.</text:p>
      <text:p text:style-name="Preformatted_20_Text">The final values used for the model were sigma = 0.1073897 and C = 4.</text:p>
      <text:p text:style-name="Preformatted_20_Text">&gt; plot(svmRTune, scales = list(x = list(log = 2))) <text:s text:c="16"/></text:p>
      <text:p text:style-name="Preformatted_20_Text">&gt; </text:p>
      <text:p text:style-name="Preformatted_20_Text">&gt; svmGrid &lt;- expand.grid(degree = 1:2, </text:p>
      <text:p text:style-name="Preformatted_20_Text">+ <text:s text:c="23"/>scale = c(0.01, 0.005, 0.001), </text:p>
      <text:p text:style-name="Preformatted_20_Text">+ <text:s text:c="23"/>C = 2^(-2:5))</text:p>
      <text:p text:style-name="Preformatted_20_Text">&gt; </text:p>
      <text:p text:style-name="Preformatted_20_Text">&gt; set.seed(100)</text:p>
      <text:p text:style-name="Preformatted_20_Text">&gt; svmPTune &lt;- train(x = solTrainXtrans, y = solTrainY,</text:p>
      <text:p text:style-name="Preformatted_20_Text">+ <text:s text:c="18"/>method = "svmPoly",</text:p>
      <text:p text:style-name="Preformatted_20_Text">+ <text:s text:c="18"/>preProc = c("center", "scale"),</text:p>
      <text:p text:style-name="Preformatted_20_Text">+ <text:s text:c="18"/>tuneGrid = svmGrid,</text:p>
      <text:p text:style-name="Preformatted_20_Text">+ <text:s text:c="18"/>trControl = ctrl)</text:p>
      <text:p text:style-name="Preformatted_20_Text">&gt; </text:p>
      <text:p text:style-name="Preformatted_20_Text">&gt; svmPTune</text:p>
      <text:p text:style-name="Preformatted_20_Text">Support Vector Machines with Polynomial Kernel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<text:soft-page-break/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degree <text:s/>scale <text:s/>C <text:s text:c="5"/>RMSE <text:s text:c="7"/>Rsquared <text:s text:c="2"/>MAE <text:s text:c="6"/></text:p>
      <text:p text:style-name="Preformatted_20_Text"><text:s text:c="2"/>1 <text:s text:c="6"/>0.001 <text:s text:c="2"/>0.25 <text:s/>0.33775361 <text:s/>0.8050386 <text:s/>0.26709457</text:p>
      <text:p text:style-name="Preformatted_20_Text"><text:s text:c="2"/>1 <text:s text:c="6"/>0.001 <text:s text:c="2"/>0.50 <text:s/>0.32596278 <text:s/>0.8065563 <text:s/>0.25765288</text:p>
      <text:p text:style-name="Preformatted_20_Text"><text:s text:c="2"/>1 <text:s text:c="6"/>0.001 <text:s text:c="2"/>1.00 <text:s/>0.30502205 <text:s/>0.8133656 <text:s/>0.24031707</text:p>
      <text:p text:style-name="Preformatted_20_Text"><text:s text:c="2"/>1 <text:s text:c="6"/>0.001 <text:s text:c="2"/>2.00 <text:s/>0.26691238 <text:s/>0.8218923 <text:s/>0.20964169</text:p>
      <text:p text:style-name="Preformatted_20_Text"><text:s text:c="2"/>1 <text:s text:c="6"/>0.001 <text:s text:c="2"/>4.00 <text:s/>0.21015485 <text:s/>0.8593399 <text:s/>0.16322781</text:p>
      <text:p text:style-name="Preformatted_20_Text"><text:s text:c="2"/>1 <text:s text:c="6"/>0.001 <text:s text:c="2"/>8.00 <text:s/>0.14942167 <text:s/>0.9137854 <text:s/>0.11613643</text:p>
      <text:p text:style-name="Preformatted_20_Text"><text:s text:c="2"/>1 <text:s text:c="6"/>0.001 <text:s/>16.00 <text:s/>0.09094205 <text:s/>0.9590183 <text:s/>0.07496128</text:p>
      <text:p text:style-name="Preformatted_20_Text"><text:s text:c="2"/>1 <text:s text:c="6"/>0.001 <text:s/>32.00 <text:s/>0.05654058 <text:s/>0.9836089 <text:s/>0.04528238</text:p>
      <text:p text:style-name="Preformatted_20_Text"><text:s text:c="2"/>1 <text:s text:c="6"/>0.005 <text:s text:c="2"/>0.25 <text:s/>0.29516812 <text:s/>0.8167401 <text:s/>0.23233007</text:p>
      <text:p text:style-name="Preformatted_20_Text"><text:s text:c="2"/>1 <text:s text:c="6"/>0.005 <text:s text:c="2"/>0.50 <text:s/>0.25174458 <text:s/>0.8278016 <text:s/>0.19747222</text:p>
      <text:p text:style-name="Preformatted_20_Text"><text:s text:c="2"/>1 <text:s text:c="6"/>0.005 <text:s text:c="2"/>1.00 <text:s/>0.18874083 <text:s/>0.8793958 <text:s/>0.14624432</text:p>
      <text:p text:style-name="Preformatted_20_Text"><text:s text:c="2"/>1 <text:s text:c="6"/>0.005 <text:s text:c="2"/>2.00 <text:s/>0.12772891 <text:s/>0.9303847 <text:s/>0.10264604</text:p>
      <text:p text:style-name="Preformatted_20_Text"><text:s text:c="2"/>1 <text:s text:c="6"/>0.005 <text:s text:c="2"/>4.00 <text:s/>0.08134391 <text:s/>0.9676754 <text:s/>0.06675890</text:p>
      <text:p text:style-name="Preformatted_20_Text"><text:s text:c="2"/>1 <text:s text:c="6"/>0.005 <text:s text:c="2"/>8.00 <text:s/>0.04559845 <text:s/>0.9884533 <text:s/>0.03664602</text:p>
      <text:p text:style-name="Preformatted_20_Text"><text:s text:c="2"/>1 <text:s text:c="6"/>0.005 <text:s/>16.00 <text:s/>0.03074944 <text:s/>0.9944602 <text:s/>0.02573737</text:p>
      <text:p text:style-name="Preformatted_20_Text"><text:s text:c="2"/>1 <text:s text:c="6"/>0.005 <text:s/>32.00 <text:s/>0.02529575 <text:s/>0.9958048 <text:s/>0.02053872</text:p>
      <text:p text:style-name="Preformatted_20_Text"><text:s text:c="2"/>1 <text:s text:c="6"/>0.010 <text:s text:c="2"/>0.25 <text:s/>0.25175138 <text:s/>0.8278209 <text:s/>0.19747151</text:p>
      <text:p text:style-name="Preformatted_20_Text"><text:s text:c="2"/>1 <text:s text:c="6"/>0.010 <text:s text:c="2"/>0.50 <text:s/>0.18872948 <text:s/>0.8793601 <text:s/>0.14623407</text:p>
      <text:p text:style-name="Preformatted_20_Text"><text:s text:c="2"/>1 <text:s text:c="6"/>0.010 <text:s text:c="2"/>1.00 <text:s/>0.12769746 <text:s/>0.9303776 <text:s/>0.10260619</text:p>
      <text:p text:style-name="Preformatted_20_Text"><text:s text:c="2"/>1 <text:s text:c="6"/>0.010 <text:s text:c="2"/>2.00 <text:s/>0.08132370 <text:s/>0.9676991 <text:s/>0.06674160</text:p>
      <text:p text:style-name="Preformatted_20_Text"><text:s text:c="2"/>1 <text:s text:c="6"/>0.010 <text:s text:c="2"/>4.00 <text:s/>0.04563490 <text:s/>0.9884402 <text:s/>0.03667384</text:p>
      <text:p text:style-name="Preformatted_20_Text"><text:s text:c="2"/>1 <text:s text:c="6"/>0.010 <text:s text:c="2"/>8.00 <text:s/>0.03072415 <text:s/>0.9944684 <text:s/>0.02572083</text:p>
      <text:p text:style-name="Preformatted_20_Text"><text:s text:c="2"/>1 <text:s text:c="6"/>0.010 <text:s/>16.00 <text:s/>0.02528798 <text:s/>0.9958170 <text:s/>0.02053556</text:p>
      <text:p text:style-name="Preformatted_20_Text"><text:s text:c="2"/>1 <text:s text:c="6"/>0.010 <text:s/>32.00 <text:s/>0.02285060 <text:s/>0.9962605 <text:s/>0.01834725</text:p>
      <text:p text:style-name="Preformatted_20_Text"><text:s text:c="2"/>2 <text:s text:c="6"/>0.001 <text:s text:c="2"/>0.25 <text:s/>0.32595958 <text:s/>0.8066111 <text:s/>0.25765255</text:p>
      <text:p text:style-name="Preformatted_20_Text"><text:s text:c="2"/>2 <text:s text:c="6"/>0.001 <text:s text:c="2"/>0.50 <text:s/>0.30501702 <text:s/>0.8134006 <text:s/>0.24031920</text:p>
      <text:p text:style-name="Preformatted_20_Text"><text:s text:c="2"/>2 <text:s text:c="6"/>0.001 <text:s text:c="2"/>1.00 <text:s/>0.26690177 <text:s/>0.8218404 <text:s/>0.20964639</text:p>
      <text:p text:style-name="Preformatted_20_Text"><text:s text:c="2"/>2 <text:s text:c="6"/>0.001 <text:s text:c="2"/>2.00 <text:s/>0.21009704 <text:s/>0.8594165 <text:s/>0.16318198</text:p>
      <text:p text:style-name="Preformatted_20_Text"><text:s text:c="2"/>2 <text:s text:c="6"/>0.001 <text:s text:c="2"/>4.00 <text:s/>0.14941162 <text:s/>0.9138736 <text:s/>0.11621841</text:p>
      <text:p text:style-name="Preformatted_20_Text"><text:s text:c="2"/>2 <text:s text:c="6"/>0.001 <text:s text:c="2"/>8.00 <text:s/>0.09113158 <text:s/>0.9588009 <text:s/>0.07500019</text:p>
      <text:p text:style-name="Preformatted_20_Text"><text:s text:c="2"/>2 <text:s text:c="6"/>0.001 <text:s/>16.00 <text:s/>0.05666709 <text:s/>0.9833949 <text:s/>0.04535381</text:p>
      <text:p text:style-name="Preformatted_20_Text"><text:s text:c="2"/>2 <text:s text:c="6"/>0.001 <text:s/>32.00 <text:s/>0.03322278 <text:s/>0.9932322 <text:s/>0.02771470</text:p>
      <text:p text:style-name="Preformatted_20_Text"><text:s text:c="2"/>2 <text:s text:c="6"/>0.005 <text:s text:c="2"/>0.25 <text:s/>0.25173913 <text:s/>0.8277118 <text:s/>0.19750145</text:p>
      <text:p text:style-name="Preformatted_20_Text"><text:s text:c="2"/>2 <text:s text:c="6"/>0.005 <text:s text:c="2"/>0.50 <text:s/>0.18887095 <text:s/>0.8794062 <text:s/>0.14643192</text:p>
      <text:p text:style-name="Preformatted_20_Text"><text:s text:c="2"/>2 <text:s text:c="6"/>0.005 <text:s text:c="2"/>1.00 <text:s/>0.12737173 <text:s/>0.9296433 <text:s/>0.10249801</text:p>
      <text:p text:style-name="Preformatted_20_Text"><text:s text:c="2"/>2 <text:s text:c="6"/>0.005 <text:s text:c="2"/>2.00 <text:s/>0.08259428 <text:s/>0.9661802 <text:s/>0.06778926</text:p>
      <text:p text:style-name="Preformatted_20_Text"><text:s text:c="2"/>2 <text:s text:c="6"/>0.005 <text:s text:c="2"/>4.00 <text:s/>0.04733616 <text:s/>0.9868761 <text:s/>0.03868103</text:p>
      <text:p text:style-name="Preformatted_20_Text"><text:s text:c="2"/>2 <text:s text:c="6"/>0.005 <text:s text:c="2"/>8.00 <text:s/>0.03245794 <text:s/>0.9932852 <text:s/>0.02702930</text:p>
      <text:p text:style-name="Preformatted_20_Text"><text:s text:c="2"/>2 <text:s text:c="6"/>0.005 <text:s/>16.00 <text:s/>0.02875413 <text:s/>0.9942404 <text:s/>0.02362927</text:p>
      <text:p text:style-name="Preformatted_20_Text"><text:s text:c="2"/>2 <text:s text:c="6"/>0.005 <text:s/>32.00 <text:s/>0.02836174 <text:s/>0.9943789 <text:s/>0.02330683</text:p>
      <text:p text:style-name="Preformatted_20_Text"><text:s text:c="2"/>2 <text:s text:c="6"/>0.010 <text:s text:c="2"/>0.25 <text:s/>0.18895912 <text:s/>0.8791925 <text:s/>0.14656245</text:p>
      <text:p text:style-name="Preformatted_20_Text"><text:s text:c="2"/>2 <text:s text:c="6"/>0.010 <text:s text:c="2"/>0.50 <text:s/>0.12709518 <text:s/>0.9298735 <text:s/>0.10281358</text:p>
      <text:p text:style-name="Preformatted_20_Text"><text:s text:c="2"/>2 <text:s text:c="6"/>0.010 <text:s text:c="2"/>1.00 <text:s/>0.08371375 <text:s/>0.9648708 <text:s/>0.06883474</text:p>
      <text:p text:style-name="Preformatted_20_Text"><text:s text:c="2"/>2 <text:s text:c="6"/>0.010 <text:s text:c="2"/>2.00 <text:s/>0.04915900 <text:s/>0.9860518 <text:s/>0.04029858</text:p>
      <text:p text:style-name="Preformatted_20_Text"><text:s text:c="2"/>2 <text:s text:c="6"/>0.010 <text:s text:c="2"/>4.00 <text:s/>0.03492253 <text:s/>0.9923724 <text:s/>0.02924570</text:p>
      <text:p text:style-name="Preformatted_20_Text"><text:s text:c="2"/>2 <text:s text:c="6"/>0.010 <text:s text:c="2"/>8.00 <text:s/>0.03189989 <text:s/>0.9937348 <text:s/>0.02638901</text:p>
      <text:p text:style-name="Preformatted_20_Text"><text:s text:c="2"/>2 <text:s text:c="6"/>0.010 <text:s/>16.00 <text:s/>0.03117598 <text:s/>0.9939782 <text:s/>0.02580960</text:p>
      <text:p text:style-name="Preformatted_20_Text"><text:s text:c="2"/>2 <text:s text:c="6"/>0.010 <text:s/>32.00 <text:s/>0.03117493 <text:s/>0.9939786 <text:s/>0.02580750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degree = 1, scale = 0.01 and C</text:p>
      <text:p text:style-name="Preformatted_20_Text"><text:s/>= 32.</text:p>
      <text:p text:style-name="Preformatted_20_Text">&gt; </text:p>
      <text:p text:style-name="Preformatted_20_Text">&gt; plot(svmPTune, </text:p>
      <text:p text:style-name="Preformatted_20_Text">+ <text:s text:c="5"/>scales = list(x = list(log = 2), </text:p>
      <text:p text:style-name="Preformatted_20_Text">+ <text:s text:c="19"/>between = list(x = .5, y = 1))) <text:s text:c="16"/></text:p>
      <text:p text:style-name="Preformatted_20_Text">&gt; </text:p>
      <text:p text:style-name="Preformatted_20_Text">&gt; testResults$SVMr &lt;- predict(svmRTune, solTestXtrans)</text:p>
      <text:p text:style-name="Preformatted_20_Text"><text:soft-page-break/>&gt; testResults$SVMp &lt;- predict(svmPTune, solTestXtrans)</text:p>
      <text:p text:style-name="Preformatted_20_Text">&gt; </text:p>
      <text:p text:style-name="Preformatted_20_Text">&gt; <text:s/>View(testResults)</text:p>
      <text:p text:style-name="Preformatted_20_Text">&gt; </text:p>
      <text:p text:style-name="Preformatted_20_Text">&gt; <text:s/>### Section 7.2 Multivariate Adaptive Regression Splines</text:p>
      <text:p text:style-name="Preformatted_20_Text">&gt; <text:s/></text:p>
      <text:p text:style-name="Preformatted_20_Text">&gt; <text:s/>set.seed(100)</text:p>
      <text:p text:style-name="Preformatted_20_Text">&gt; <text:s/>marsTune &lt;- train(x = solTrainXtrans, y = solTrainY,</text:p>
      <text:p text:style-name="Preformatted_20_Text">+ <text:s text:c="19"/>method = "earth",</text:p>
      <text:p text:style-name="Preformatted_20_Text">+ <text:s text:c="19"/>tuneGrid = expand.grid(degree = 1, nprune = 2:38),</text:p>
      <text:p text:style-name="Preformatted_20_Text">+ <text:s text:c="19"/>trControl = ctrl)</text:p>
      <text:p text:style-name="Preformatted_20_Text">&gt; <text:s/>marsTune</text:p>
      <text:p text:style-name="Preformatted_20_Text">Multivariate Adaptive Regression Spline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prune <text:s/>RMSE <text:s text:c="9"/>Rsquared <text:s/>MAE <text:s text:c="8"/></text:p>
      <text:p text:style-name="Preformatted_20_Text"><text:s text:c="3"/>2 <text:s text:c="5"/>1.684559e-16 <text:s/>1 <text:s text:c="8"/>1.012418e-16</text:p>
      <text:p text:style-name="Preformatted_20_Text"><text:s text:c="3"/>3 <text:s text:c="5"/>1.684559e-16 <text:s/>1 <text:s text:c="8"/>1.012418e-16</text:p>
      <text:p text:style-name="Preformatted_20_Text"><text:s text:c="3"/>4 <text:s text:c="5"/>1.684559e-16 <text:s/>1 <text:s text:c="8"/>1.012418e-16</text:p>
      <text:p text:style-name="Preformatted_20_Text"><text:s text:c="3"/>5 <text:s text:c="5"/>1.684559e-16 <text:s/>1 <text:s text:c="8"/>1.012418e-16</text:p>
      <text:p text:style-name="Preformatted_20_Text"><text:s text:c="3"/>6 <text:s text:c="5"/>1.684559e-16 <text:s/>1 <text:s text:c="8"/>1.012418e-16</text:p>
      <text:p text:style-name="Preformatted_20_Text"><text:s text:c="3"/>7 <text:s text:c="5"/>1.684559e-16 <text:s/>1 <text:s text:c="8"/>1.012418e-16</text:p>
      <text:p text:style-name="Preformatted_20_Text"><text:s text:c="3"/>8 <text:s text:c="5"/>1.684559e-16 <text:s/>1 <text:s text:c="8"/>1.012418e-16</text:p>
      <text:p text:style-name="Preformatted_20_Text"><text:s text:c="3"/>9 <text:s text:c="5"/>1.684559e-16 <text:s/>1 <text:s text:c="8"/>1.012418e-16</text:p>
      <text:p text:style-name="Preformatted_20_Text"><text:s text:c="2"/>10 <text:s text:c="5"/>1.684559e-16 <text:s/>1 <text:s text:c="8"/>1.012418e-16</text:p>
      <text:p text:style-name="Preformatted_20_Text"><text:s text:c="2"/>11 <text:s text:c="5"/>1.684559e-16 <text:s/>1 <text:s text:c="8"/>1.012418e-16</text:p>
      <text:p text:style-name="Preformatted_20_Text"><text:s text:c="2"/>12 <text:s text:c="5"/>1.684559e-16 <text:s/>1 <text:s text:c="8"/>1.012418e-16</text:p>
      <text:p text:style-name="Preformatted_20_Text"><text:s text:c="2"/>13 <text:s text:c="5"/>1.684559e-16 <text:s/>1 <text:s text:c="8"/>1.012418e-16</text:p>
      <text:p text:style-name="Preformatted_20_Text"><text:s text:c="2"/>14 <text:s text:c="5"/>1.684559e-16 <text:s/>1 <text:s text:c="8"/>1.012418e-16</text:p>
      <text:p text:style-name="Preformatted_20_Text"><text:s text:c="2"/>15 <text:s text:c="5"/>1.684559e-16 <text:s/>1 <text:s text:c="8"/>1.012418e-16</text:p>
      <text:p text:style-name="Preformatted_20_Text"><text:s text:c="2"/>16 <text:s text:c="5"/>1.684559e-16 <text:s/>1 <text:s text:c="8"/>1.012418e-16</text:p>
      <text:p text:style-name="Preformatted_20_Text"><text:s text:c="2"/>17 <text:s text:c="5"/>1.684559e-16 <text:s/>1 <text:s text:c="8"/>1.012418e-16</text:p>
      <text:p text:style-name="Preformatted_20_Text"><text:s text:c="2"/>18 <text:s text:c="5"/>1.684559e-16 <text:s/>1 <text:s text:c="8"/>1.012418e-16</text:p>
      <text:p text:style-name="Preformatted_20_Text"><text:s text:c="2"/>19 <text:s text:c="5"/>1.684559e-16 <text:s/>1 <text:s text:c="8"/>1.012418e-16</text:p>
      <text:p text:style-name="Preformatted_20_Text"><text:s text:c="2"/>20 <text:s text:c="5"/>1.684559e-16 <text:s/>1 <text:s text:c="8"/>1.012418e-16</text:p>
      <text:p text:style-name="Preformatted_20_Text"><text:s text:c="2"/>21 <text:s text:c="5"/>1.684559e-16 <text:s/>1 <text:s text:c="8"/>1.012418e-16</text:p>
      <text:p text:style-name="Preformatted_20_Text"><text:s text:c="2"/>22 <text:s text:c="5"/>1.684559e-16 <text:s/>1 <text:s text:c="8"/>1.012418e-16</text:p>
      <text:p text:style-name="Preformatted_20_Text"><text:s text:c="2"/>23 <text:s text:c="5"/>1.684559e-16 <text:s/>1 <text:s text:c="8"/>1.012418e-16</text:p>
      <text:p text:style-name="Preformatted_20_Text"><text:s text:c="2"/>24 <text:s text:c="5"/>1.684559e-16 <text:s/>1 <text:s text:c="8"/>1.012418e-16</text:p>
      <text:p text:style-name="Preformatted_20_Text"><text:s text:c="2"/>25 <text:s text:c="5"/>1.684559e-16 <text:s/>1 <text:s text:c="8"/>1.012418e-16</text:p>
      <text:p text:style-name="Preformatted_20_Text"><text:s text:c="2"/>26 <text:s text:c="5"/>1.684559e-16 <text:s/>1 <text:s text:c="8"/>1.012418e-16</text:p>
      <text:p text:style-name="Preformatted_20_Text"><text:s text:c="2"/>27 <text:s text:c="5"/>1.684559e-16 <text:s/>1 <text:s text:c="8"/>1.012418e-16</text:p>
      <text:p text:style-name="Preformatted_20_Text"><text:s text:c="2"/>28 <text:s text:c="5"/>1.684559e-16 <text:s/>1 <text:s text:c="8"/>1.012418e-16</text:p>
      <text:p text:style-name="Preformatted_20_Text"><text:s text:c="2"/>29 <text:s text:c="5"/>1.684559e-16 <text:s/>1 <text:s text:c="8"/>1.012418e-16</text:p>
      <text:p text:style-name="Preformatted_20_Text"><text:s text:c="2"/>30 <text:s text:c="5"/>1.684559e-16 <text:s/>1 <text:s text:c="8"/>1.012418e-16</text:p>
      <text:p text:style-name="Preformatted_20_Text"><text:s text:c="2"/>31 <text:s text:c="5"/>1.684559e-16 <text:s/>1 <text:s text:c="8"/>1.012418e-16</text:p>
      <text:p text:style-name="Preformatted_20_Text"><text:s text:c="2"/>32 <text:s text:c="5"/>1.684559e-16 <text:s/>1 <text:s text:c="8"/>1.012418e-16</text:p>
      <text:p text:style-name="Preformatted_20_Text"><text:s text:c="2"/>33 <text:s text:c="5"/>1.684559e-16 <text:s/>1 <text:s text:c="8"/>1.012418e-16</text:p>
      <text:p text:style-name="Preformatted_20_Text"><text:s text:c="2"/>34 <text:s text:c="5"/>1.684559e-16 <text:s/>1 <text:s text:c="8"/>1.012418e-16</text:p>
      <text:p text:style-name="Preformatted_20_Text"><text:s text:c="2"/>35 <text:s text:c="5"/>1.684559e-16 <text:s/>1 <text:s text:c="8"/>1.012418e-16</text:p>
      <text:p text:style-name="Preformatted_20_Text"><text:s text:c="2"/>36 <text:s text:c="5"/>1.684559e-16 <text:s/>1 <text:s text:c="8"/>1.012418e-16</text:p>
      <text:p text:style-name="Preformatted_20_Text"><text:s text:c="2"/>37 <text:s text:c="5"/>1.684559e-16 <text:s/>1 <text:s text:c="8"/>1.012418e-16</text:p>
      <text:p text:style-name="Preformatted_20_Text"><text:s text:c="2"/>38 <text:s text:c="5"/>1.684559e-16 <text:s/>1 <text:s text:c="8"/>1.012418e-16</text:p>
      <text:p text:style-name="Preformatted_20_Text"/>
      <text:p text:style-name="Preformatted_20_Text">Tuning parameter 'degree' was held constant at a value of 1</text:p>
      <text:p text:style-name="Preformatted_20_Text">RMSE was used to select the optimal model using the smallest value.</text:p>
      <text:p text:style-name="Preformatted_20_Text">The final values used for the model were nprune = 2 and degree = 1.</text:p>
      <text:p text:style-name="Preformatted_20_Text"><text:soft-page-break/>&gt; <text:s/></text:p>
      <text:p text:style-name="Preformatted_20_Text">&gt; <text:s/>plot(marsTune)</text:p>
      <text:p text:style-name="Preformatted_20_Text">&gt; <text:s/></text:p>
      <text:p text:style-name="Preformatted_20_Text">&gt; <text:s/>testResults$MARS &lt;- predict(marsTune, solTestXtrans)</text:p>
      <text:p text:style-name="Preformatted_20_Text">&gt; <text:s/></text:p>
      <text:p text:style-name="Preformatted_20_Text">&gt; <text:s/>marsImp &lt;- varImp(marsTune, scale = FALSE)</text:p>
      <text:p text:style-name="Preformatted_20_Text">&gt; <text:s/>plot(marsImp, top = 25)</text:p>
      <text:p text:style-name="Preformatted_20_Text">&gt; </text:p>
      <text:p text:style-name="Preformatted_20_Text">&gt; <text:s/>View(testResults)</text:p>
      <text:p text:style-name="Preformatted_20_Text">&gt; </text:p>
      <text:p text:style-name="Preformatted_20_Text">&gt; <text:s/></text:p>
      <text:p text:style-name="Preformatted_20_Text">&gt; <text:s/>##########ch8########</text:p>
      <text:p text:style-name="Preformatted_20_Text">&gt; <text:s/>### Section 8.5 Random Forests</text:p>
      <text:p text:style-name="Preformatted_20_Text">&gt; <text:s/></text:p>
      <text:p text:style-name="Preformatted_20_Text">&gt; <text:s/>mtryGrid &lt;- data.frame(mtry = floor(seq(10, ncol(solTrainXtrans), length = 10)))</text:p>
      <text:p text:style-name="Preformatted_20_Text">&gt; <text:s/>### Tune the model using cross-validation</text:p>
      <text:p text:style-name="Preformatted_20_Text">&gt; <text:s/>set.seed(100)</text:p>
      <text:p text:style-name="Preformatted_20_Text">&gt; <text:s/>rfTune &lt;- train(x = solTrainXtrans, y = solTrainY,</text:p>
      <text:p text:style-name="Preformatted_20_Text">+ <text:s text:c="17"/>method = "rf",</text:p>
      <text:p text:style-name="Preformatted_20_Text">+ <text:s text:c="17"/>tuneGrid = mtryGrid,</text:p>
      <text:p text:style-name="Preformatted_20_Text">+ <text:s text:c="17"/>ntree = 1000,</text:p>
      <text:p text:style-name="Preformatted_20_Text">+ <text:s text:c="17"/>importance = TRUE,</text:p>
      <text:p text:style-name="Preformatted_20_Text">+ <text:s text:c="17"/>trControl = ctrl)</text:p>
      <text:p text:style-name="Preformatted_20_Text">Warning messages:</text:p>
      <text:p text:style-name="Preformatted_20_Text">1: In randomForest.default(x, y, mtry = param$mtry, ...) :</text:p>
      <text:p text:style-name="Preformatted_20_Text"><text:s text:c="2"/>invalid mtry: reset to within valid range</text:p>
      <text:p text:style-name="Preformatted_20_Text">2: In randomForest.default(x, y, mtry = param$mtry, ...) :</text:p>
      <text:p text:style-name="Preformatted_20_Text"><text:s text:c="2"/>invalid mtry: reset to within valid range</text:p>
      <text:p text:style-name="Preformatted_20_Text">3: In randomForest.default(x, y, mtry = param$mtry, ...) :</text:p>
      <text:p text:style-name="Preformatted_20_Text"><text:s text:c="2"/>invalid mtry: reset to within valid range</text:p>
      <text:p text:style-name="Preformatted_20_Text">4: In randomForest.default(x, y, mtry = param$mtry, ...) :</text:p>
      <text:p text:style-name="Preformatted_20_Text"><text:s text:c="2"/>invalid mtry: reset to within valid range</text:p>
      <text:p text:style-name="Preformatted_20_Text">5: In randomForest.default(x, y, mtry = param$mtry, ...) :</text:p>
      <text:p text:style-name="Preformatted_20_Text"><text:s text:c="2"/>invalid mtry: reset to within valid range</text:p>
      <text:p text:style-name="Preformatted_20_Text">6: In randomForest.default(x, y, mtry = param$mtry, ...) :</text:p>
      <text:p text:style-name="Preformatted_20_Text"><text:s text:c="2"/>invalid mtry: reset to within valid range</text:p>
      <text:p text:style-name="Preformatted_20_Text">7: In randomForest.default(x, y, mtry = param$mtry, ...) :</text:p>
      <text:p text:style-name="Preformatted_20_Text"><text:s text:c="2"/>invalid mtry: reset to within valid range</text:p>
      <text:p text:style-name="Preformatted_20_Text">8: In randomForest.default(x, y, mtry = param$mtry, ...) :</text:p>
      <text:p text:style-name="Preformatted_20_Text"><text:s text:c="2"/>invalid mtry: reset to within valid range</text:p>
      <text:p text:style-name="Preformatted_20_Text">9: In randomForest.default(x, y, mtry = param$mtry, ...) :</text:p>
      <text:p text:style-name="Preformatted_20_Text"><text:s text:c="2"/>invalid mtry: reset to within valid range</text:p>
      <text:p text:style-name="Preformatted_20_Text">10: In randomForest.default(x, y, mtry = param$mtry, ...) :</text:p>
      <text:p text:style-name="Preformatted_20_Text"><text:s text:c="2"/>invalid mtry: reset to within valid range</text:p>
      <text:p text:style-name="Preformatted_20_Text">&gt; <text:s/>rfTune</text:p>
      <text:p text:style-name="Preformatted_20_Text">Random Fore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mtry <text:s/>RMSE <text:s text:c="7"/>Rsquared <text:s text:c="2"/>MAE <text:s text:c="6"/></text:p>
      <text:p text:style-name="Preformatted_20_Text"><text:s text:c="3"/>9 <text:s text:c="3"/>0.03503306 <text:s/>0.9929109 <text:s/>0.02272135</text:p>
      <text:p text:style-name="Preformatted_20_Text"><text:s text:c="2"/>10 <text:s text:c="3"/>0.03511904 <text:s/>0.9926222 <text:s/>0.02275239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mtry = 9.</text:p>
      <text:p text:style-name="Preformatted_20_Text">&gt; <text:s/></text:p>
      <text:p text:style-name="Preformatted_20_Text">&gt; <text:s/>testResults$RF &lt;- predict(rfTune, solTestXtrans)</text:p>
      <text:p text:style-name="Preformatted_20_Text"><text:soft-page-break/>&gt; <text:s/></text:p>
      <text:p text:style-name="Preformatted_20_Text">&gt; <text:s/>plot(rfTune)</text:p>
      <text:p text:style-name="Preformatted_20_Text">&gt; <text:s/></text:p>
      <text:p text:style-name="Preformatted_20_Text">&gt; <text:s/>rfImp &lt;- varImp(rfTune, scale = FALSE)</text:p>
      <text:p text:style-name="Preformatted_20_Text">&gt; <text:s/>rfImp</text:p>
      <text:p text:style-name="Preformatted_20_Text">rf variable importance</text:p>
      <text:p text:style-name="Preformatted_20_Text"/>
      <text:p text:style-name="Preformatted_20_Text"><text:s text:c="14"/>Overall</text:p>
      <text:p text:style-name="Preformatted_20_Text">LogEffort <text:s text:c="3"/>103.4157</text:p>
      <text:p text:style-name="Preformatted_20_Text">Language3 <text:s text:c="5"/>2.2729</text:p>
      <text:p text:style-name="Preformatted_20_Text">Length <text:s text:c="8"/>1.1859</text:p>
      <text:p text:style-name="Preformatted_20_Text">TeamExp <text:s text:c="7"/>0.8066</text:p>
      <text:p text:style-name="Preformatted_20_Text">PointsAjust <text:s text:c="2"/>-0.5751</text:p>
      <text:p text:style-name="Preformatted_20_Text">Adjustment <text:s text:c="3"/>-0.9057</text:p>
      <text:p text:style-name="Preformatted_20_Text">Transactions <text:s/>-1.3818</text:p>
      <text:p text:style-name="Preformatted_20_Text">ManagerExp <text:s text:c="3"/>-2.3018</text:p>
      <text:p text:style-name="Preformatted_20_Text">Entities <text:s text:c="5"/>-2.6199</text:p>
      <text:p text:style-name="Preformatted_20_Text">&gt; <text:s/>### Section 8.7 Cubist</text:p>
      <text:p text:style-name="Preformatted_20_Text">&gt; <text:s/></text:p>
      <text:p text:style-name="Preformatted_20_Text">&gt; <text:s/>cbGrid &lt;- expand.grid(committees = c(1:10, 20, 50, 75, 100), </text:p>
      <text:p text:style-name="Preformatted_20_Text">+ <text:s text:c="23"/>neighbors = c(0, 1, 5, 9))</text:p>
      <text:p text:style-name="Preformatted_20_Text">&gt; <text:s/></text:p>
      <text:p text:style-name="Preformatted_20_Text">&gt; <text:s/>set.seed(100)</text:p>
      <text:p text:style-name="Preformatted_20_Text">&gt; <text:s/>cubistTune &lt;- train(solTrainXtrans, solTrainY,</text:p>
      <text:p text:style-name="Preformatted_20_Text">+ <text:s text:c="21"/>"cubist",</text:p>
      <text:p text:style-name="Preformatted_20_Text">+ <text:s text:c="21"/>tuneGrid = cbGrid,</text:p>
      <text:p text:style-name="Preformatted_20_Text">+ <text:s text:c="21"/>trControl = ctrl)</text:p>
      <text:p text:style-name="Preformatted_20_Text">&gt; <text:s/>cubistTune</text:p>
      <text:p text:style-name="Preformatted_20_Text">Cubi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ommittees <text:s/>neighbors <text:s/>RMSE <text:s text:c="9"/>Rsquared <text:s/>MAE <text:s text:c="7"/></text:p>
      <text:p text:style-name="Preformatted_20_Text"><text:s text:c="4"/>1 <text:s text:c="8"/>0 <text:s text:c="9"/>8.024414e-08 <text:s/>1 <text:s text:c="8"/>7.04981e-08</text:p>
      <text:p text:style-name="Preformatted_20_Text"><text:s text:c="4"/>1 <text:s text:c="8"/>1 <text:s text:c="9"/>8.024414e-08 <text:s/>1 <text:s text:c="8"/>7.04981e-08</text:p>
      <text:p text:style-name="Preformatted_20_Text"><text:s text:c="4"/>1 <text:s text:c="8"/>5 <text:s text:c="9"/>8.024414e-08 <text:s/>1 <text:s text:c="8"/>7.04981e-08</text:p>
      <text:p text:style-name="Preformatted_20_Text"><text:s text:c="4"/>1 <text:s text:c="8"/>9 <text:s text:c="9"/>8.024414e-08 <text:s/>1 <text:s text:c="8"/>7.04981e-08</text:p>
      <text:p text:style-name="Preformatted_20_Text"><text:s text:c="4"/>2 <text:s text:c="8"/>0 <text:s text:c="9"/>8.024414e-08 <text:s/>1 <text:s text:c="8"/>7.04981e-08</text:p>
      <text:p text:style-name="Preformatted_20_Text"><text:s text:c="4"/>2 <text:s text:c="8"/>1 <text:s text:c="9"/>8.024414e-08 <text:s/>1 <text:s text:c="8"/>7.04981e-08</text:p>
      <text:p text:style-name="Preformatted_20_Text"><text:s text:c="4"/>2 <text:s text:c="8"/>5 <text:s text:c="9"/>8.024414e-08 <text:s/>1 <text:s text:c="8"/>7.04981e-08</text:p>
      <text:p text:style-name="Preformatted_20_Text"><text:s text:c="4"/>2 <text:s text:c="8"/>9 <text:s text:c="9"/>8.024414e-08 <text:s/>1 <text:s text:c="8"/>7.04981e-08</text:p>
      <text:p text:style-name="Preformatted_20_Text"><text:s text:c="4"/>3 <text:s text:c="8"/>0 <text:s text:c="9"/>8.024414e-08 <text:s/>1 <text:s text:c="8"/>7.04981e-08</text:p>
      <text:p text:style-name="Preformatted_20_Text"><text:s text:c="4"/>3 <text:s text:c="8"/>1 <text:s text:c="9"/>8.024414e-08 <text:s/>1 <text:s text:c="8"/>7.04981e-08</text:p>
      <text:p text:style-name="Preformatted_20_Text"><text:s text:c="4"/>3 <text:s text:c="8"/>5 <text:s text:c="9"/>8.024414e-08 <text:s/>1 <text:s text:c="8"/>7.04981e-08</text:p>
      <text:p text:style-name="Preformatted_20_Text"><text:s text:c="4"/>3 <text:s text:c="8"/>9 <text:s text:c="9"/>8.024414e-08 <text:s/>1 <text:s text:c="8"/>7.04981e-08</text:p>
      <text:p text:style-name="Preformatted_20_Text"><text:s text:c="4"/>4 <text:s text:c="8"/>0 <text:s text:c="9"/>8.024414e-08 <text:s/>1 <text:s text:c="8"/>7.04981e-08</text:p>
      <text:p text:style-name="Preformatted_20_Text"><text:s text:c="4"/>4 <text:s text:c="8"/>1 <text:s text:c="9"/>8.024414e-08 <text:s/>1 <text:s text:c="8"/>7.04981e-08</text:p>
      <text:p text:style-name="Preformatted_20_Text"><text:s text:c="4"/>4 <text:s text:c="8"/>5 <text:s text:c="9"/>8.024414e-08 <text:s/>1 <text:s text:c="8"/>7.04981e-08</text:p>
      <text:p text:style-name="Preformatted_20_Text"><text:s text:c="4"/>4 <text:s text:c="8"/>9 <text:s text:c="9"/>8.024414e-08 <text:s/>1 <text:s text:c="8"/>7.04981e-08</text:p>
      <text:p text:style-name="Preformatted_20_Text"><text:s text:c="4"/>5 <text:s text:c="8"/>0 <text:s text:c="9"/>8.024414e-08 <text:s/>1 <text:s text:c="8"/>7.04981e-08</text:p>
      <text:p text:style-name="Preformatted_20_Text"><text:s text:c="4"/>5 <text:s text:c="8"/>1 <text:s text:c="9"/>8.024414e-08 <text:s/>1 <text:s text:c="8"/>7.04981e-08</text:p>
      <text:p text:style-name="Preformatted_20_Text"><text:s text:c="4"/>5 <text:s text:c="8"/>5 <text:s text:c="9"/>8.024414e-08 <text:s/>1 <text:s text:c="8"/>7.04981e-08</text:p>
      <text:p text:style-name="Preformatted_20_Text"><text:s text:c="4"/>5 <text:s text:c="8"/>9 <text:s text:c="9"/>8.024414e-08 <text:s/>1 <text:s text:c="8"/>7.04981e-08</text:p>
      <text:p text:style-name="Preformatted_20_Text"><text:s text:c="4"/>6 <text:s text:c="8"/>0 <text:s text:c="9"/>8.024414e-08 <text:s/>1 <text:s text:c="8"/>7.04981e-08</text:p>
      <text:p text:style-name="Preformatted_20_Text"><text:s text:c="4"/>6 <text:s text:c="8"/>1 <text:s text:c="9"/>8.024414e-08 <text:s/>1 <text:s text:c="8"/>7.04981e-08</text:p>
      <text:p text:style-name="Preformatted_20_Text"><text:s text:c="4"/>6 <text:s text:c="8"/>5 <text:s text:c="9"/>8.024414e-08 <text:s/>1 <text:s text:c="8"/>7.04981e-08</text:p>
      <text:p text:style-name="Preformatted_20_Text"><text:s text:c="4"/>6 <text:s text:c="8"/>9 <text:s text:c="9"/>8.024414e-08 <text:s/>1 <text:s text:c="8"/>7.04981e-08</text:p>
      <text:p text:style-name="Preformatted_20_Text"><text:s text:c="4"/>7 <text:s text:c="8"/>0 <text:s text:c="9"/>8.024414e-08 <text:s/>1 <text:s text:c="8"/>7.04981e-08</text:p>
      <text:p text:style-name="Preformatted_20_Text"><text:soft-page-break/><text:s text:c="4"/>7 <text:s text:c="8"/>1 <text:s text:c="9"/>8.024414e-08 <text:s/>1 <text:s text:c="8"/>7.04981e-08</text:p>
      <text:p text:style-name="Preformatted_20_Text"><text:s text:c="4"/>7 <text:s text:c="8"/>5 <text:s text:c="9"/>8.024414e-08 <text:s/>1 <text:s text:c="8"/>7.04981e-08</text:p>
      <text:p text:style-name="Preformatted_20_Text"><text:s text:c="4"/>7 <text:s text:c="8"/>9 <text:s text:c="9"/>8.024414e-08 <text:s/>1 <text:s text:c="8"/>7.04981e-08</text:p>
      <text:p text:style-name="Preformatted_20_Text"><text:s text:c="4"/>8 <text:s text:c="8"/>0 <text:s text:c="9"/>8.024414e-08 <text:s/>1 <text:s text:c="8"/>7.04981e-08</text:p>
      <text:p text:style-name="Preformatted_20_Text"><text:s text:c="4"/>8 <text:s text:c="8"/>1 <text:s text:c="9"/>8.024414e-08 <text:s/>1 <text:s text:c="8"/>7.04981e-08</text:p>
      <text:p text:style-name="Preformatted_20_Text"><text:s text:c="4"/>8 <text:s text:c="8"/>5 <text:s text:c="9"/>8.024414e-08 <text:s/>1 <text:s text:c="8"/>7.04981e-08</text:p>
      <text:p text:style-name="Preformatted_20_Text"><text:s text:c="4"/>8 <text:s text:c="8"/>9 <text:s text:c="9"/>8.024414e-08 <text:s/>1 <text:s text:c="8"/>7.04981e-08</text:p>
      <text:p text:style-name="Preformatted_20_Text"><text:s text:c="4"/>9 <text:s text:c="8"/>0 <text:s text:c="9"/>8.024414e-08 <text:s/>1 <text:s text:c="8"/>7.04981e-08</text:p>
      <text:p text:style-name="Preformatted_20_Text"><text:s text:c="4"/>9 <text:s text:c="8"/>1 <text:s text:c="9"/>8.024414e-08 <text:s/>1 <text:s text:c="8"/>7.04981e-08</text:p>
      <text:p text:style-name="Preformatted_20_Text"><text:s text:c="4"/>9 <text:s text:c="8"/>5 <text:s text:c="9"/>8.024414e-08 <text:s/>1 <text:s text:c="8"/>7.04981e-08</text:p>
      <text:p text:style-name="Preformatted_20_Text"><text:s text:c="4"/>9 <text:s text:c="8"/>9 <text:s text:c="9"/>8.024414e-08 <text:s/>1 <text:s text:c="8"/>7.04981e-08</text:p>
      <text:p text:style-name="Preformatted_20_Text"><text:s text:c="3"/>10 <text:s text:c="8"/>0 <text:s text:c="9"/>8.024414e-08 <text:s/>1 <text:s text:c="8"/>7.04981e-08</text:p>
      <text:p text:style-name="Preformatted_20_Text"><text:s text:c="3"/>10 <text:s text:c="8"/>1 <text:s text:c="9"/>8.024414e-08 <text:s/>1 <text:s text:c="8"/>7.04981e-08</text:p>
      <text:p text:style-name="Preformatted_20_Text"><text:s text:c="3"/>10 <text:s text:c="8"/>5 <text:s text:c="9"/>8.024414e-08 <text:s/>1 <text:s text:c="8"/>7.04981e-08</text:p>
      <text:p text:style-name="Preformatted_20_Text"><text:s text:c="3"/>10 <text:s text:c="8"/>9 <text:s text:c="9"/>8.024414e-08 <text:s/>1 <text:s text:c="8"/>7.04981e-08</text:p>
      <text:p text:style-name="Preformatted_20_Text"><text:s text:c="3"/>20 <text:s text:c="8"/>0 <text:s text:c="9"/>8.024414e-08 <text:s/>1 <text:s text:c="8"/>7.04981e-08</text:p>
      <text:p text:style-name="Preformatted_20_Text"><text:s text:c="3"/>20 <text:s text:c="8"/>1 <text:s text:c="9"/>8.024414e-08 <text:s/>1 <text:s text:c="8"/>7.04981e-08</text:p>
      <text:p text:style-name="Preformatted_20_Text"><text:s text:c="3"/>20 <text:s text:c="8"/>5 <text:s text:c="9"/>8.024414e-08 <text:s/>1 <text:s text:c="8"/>7.04981e-08</text:p>
      <text:p text:style-name="Preformatted_20_Text"><text:s text:c="3"/>20 <text:s text:c="8"/>9 <text:s text:c="9"/>8.024414e-08 <text:s/>1 <text:s text:c="8"/>7.04981e-08</text:p>
      <text:p text:style-name="Preformatted_20_Text"><text:s text:c="3"/>50 <text:s text:c="8"/>0 <text:s text:c="9"/>8.024414e-08 <text:s/>1 <text:s text:c="8"/>7.04981e-08</text:p>
      <text:p text:style-name="Preformatted_20_Text"><text:s text:c="3"/>50 <text:s text:c="8"/>1 <text:s text:c="9"/>8.024414e-08 <text:s/>1 <text:s text:c="8"/>7.04981e-08</text:p>
      <text:p text:style-name="Preformatted_20_Text"><text:s text:c="3"/>50 <text:s text:c="8"/>5 <text:s text:c="9"/>8.024414e-08 <text:s/>1 <text:s text:c="8"/>7.04981e-08</text:p>
      <text:p text:style-name="Preformatted_20_Text"><text:s text:c="3"/>50 <text:s text:c="8"/>9 <text:s text:c="9"/>8.024414e-08 <text:s/>1 <text:s text:c="8"/>7.04981e-08</text:p>
      <text:p text:style-name="Preformatted_20_Text"><text:s text:c="3"/>75 <text:s text:c="8"/>0 <text:s text:c="9"/>8.024414e-08 <text:s/>1 <text:s text:c="8"/>7.04981e-08</text:p>
      <text:p text:style-name="Preformatted_20_Text"><text:s text:c="3"/>75 <text:s text:c="8"/>1 <text:s text:c="9"/>8.024414e-08 <text:s/>1 <text:s text:c="8"/>7.04981e-08</text:p>
      <text:p text:style-name="Preformatted_20_Text"><text:s text:c="3"/>75 <text:s text:c="8"/>5 <text:s text:c="9"/>8.024414e-08 <text:s/>1 <text:s text:c="8"/>7.04981e-08</text:p>
      <text:p text:style-name="Preformatted_20_Text"><text:s text:c="3"/>75 <text:s text:c="8"/>9 <text:s text:c="9"/>8.024414e-08 <text:s/>1 <text:s text:c="8"/>7.04981e-08</text:p>
      <text:p text:style-name="Preformatted_20_Text"><text:s text:c="2"/>100 <text:s text:c="8"/>0 <text:s text:c="9"/>8.024414e-08 <text:s/>1 <text:s text:c="8"/>7.04981e-08</text:p>
      <text:p text:style-name="Preformatted_20_Text"><text:s text:c="2"/>100 <text:s text:c="8"/>1 <text:s text:c="9"/>8.024414e-08 <text:s/>1 <text:s text:c="8"/>7.04981e-08</text:p>
      <text:p text:style-name="Preformatted_20_Text"><text:s text:c="2"/>100 <text:s text:c="8"/>5 <text:s text:c="9"/>8.024414e-08 <text:s/>1 <text:s text:c="8"/>7.04981e-08</text:p>
      <text:p text:style-name="Preformatted_20_Text"><text:s text:c="2"/>100 <text:s text:c="8"/>9 <text:s text:c="9"/>8.024414e-08 <text:s/>1 <text:s text:c="8"/>7.04981e-08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committees = 1 and neighbors = 0.</text:p>
      <text:p text:style-name="Preformatted_20_Text">&gt; <text:s/></text:p>
      <text:p text:style-name="Preformatted_20_Text">&gt; <text:s/>plot(cubistTune, auto.key = list(columns = 4, lines = TRUE))</text:p>
      <text:p text:style-name="Preformatted_20_Text">&gt; <text:s/></text:p>
      <text:p text:style-name="Preformatted_20_Text">&gt; <text:s/>cbImp &lt;- varImp(cubistTune, scale = FALSE)</text:p>
      <text:p text:style-name="Preformatted_20_Text">&gt; <text:s/>cbImp</text:p>
      <text:p text:style-name="Preformatted_20_Text">cubist variable importance</text:p>
      <text:p text:style-name="Preformatted_20_Text"/>
      <text:p text:style-name="Preformatted_20_Text"><text:s text:c="13"/>Overall</text:p>
      <text:p text:style-name="Preformatted_20_Text">LogEffort <text:s text:c="8"/>50</text:p>
      <text:p text:style-name="Preformatted_20_Text">ManagerExp <text:s text:c="8"/>0</text:p>
      <text:p text:style-name="Preformatted_20_Text">PointsAjust <text:s text:c="7"/>0</text:p>
      <text:p text:style-name="Preformatted_20_Text">Transactions <text:s text:c="6"/>0</text:p>
      <text:p text:style-name="Preformatted_20_Text">TeamExp <text:s text:c="11"/>0</text:p>
      <text:p text:style-name="Preformatted_20_Text">Entities <text:s text:c="10"/>0</text:p>
      <text:p text:style-name="Preformatted_20_Text">Length <text:s text:c="12"/>0</text:p>
      <text:p text:style-name="Preformatted_20_Text">Language3 <text:s text:c="9"/>0</text:p>
      <text:p text:style-name="Preformatted_20_Text">Adjustment <text:s text:c="8"/>0</text:p>
      <text:p text:style-name="Preformatted_20_Text">&gt; <text:s/></text:p>
      <text:p text:style-name="Preformatted_20_Text">&gt; <text:s/>testResults$CUBIST &lt;- predict(cubistTune, solTestXtrans)</text:p>
      <text:p text:style-name="Preformatted_20_Text">&gt; <text:s/></text:p>
      <text:p text:style-name="Preformatted_20_Text">&gt; <text:s/>View(testResults)</text:p>
      <text:p text:style-name="P1">&gt; write.table(testResults,file="resultLang3only3",sep=",") # output testResults.cs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4:48:43.840165987</meta:creation-date>
    <dc:date>2020-10-13T04:49:00.061413528</dc:date>
    <meta:editing-duration>PT16S</meta:editing-duration>
    <meta:editing-cycles>1</meta:editing-cycles>
    <meta:document-statistic meta:table-count="0" meta:image-count="0" meta:object-count="0" meta:page-count="11" meta:paragraph-count="647" meta:word-count="3098" meta:character-count="26390" meta:non-whitespace-character-count="18542"/>
    <meta:generator>LibreOffice/6.1.5.2$Linux_X86_64 LibreOffice_project/10$Build-2</meta:generator>
  </office:meta>
</office:document-meta>
</file>